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0.2cm" svg:height="0.474cm" svg:x="3.892cm" svg:y="0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32.12cm" svg:height="16.06cm" svg:x="8.505cm" svg:y="0.107cm">
            <draw:object draw:notify-on-update-of-ranges="Лист1.B1:Лист1.B6 Лист1.C1:Лист1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utadiene.mol2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benzene.mol2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naphthalene.mol2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anthracene.mol2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perylene.mol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ronene.mol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.00.0000</text:date>, <text:time style:data-style-name="N2" text:time-value="0000-00-00T15:41:1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14:09:02</meta:creation-date>
    <meta:print-date>2014-04-05T15:34:29</meta:print-date>
    <dc:date>2014-04-05T15:59:12</dc:date>
    <meta:editing-duration>PT1H13M8S</meta:editing-duration>
    <meta:editing-cycles>2</meta:editing-cycles>
    <meta:generator>LibreOffice/4.0.2.2$Linux_X86_64 LibreOffice_project/400m0$Build-2</meta:generator>
    <meta:document-statistic meta:table-count="1" meta:cell-count="16" meta:object-count="2"/>
  </office:meta>
</office:document-meta>
</file>

<file path=Object 1/content.xml><?xml version="1.0" encoding="utf-8"?>
<math xmlns="http://www.w3.org/1998/Math/MathML">
  <mrow/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21cm" svg:height="16.061cm" xlink:href=".." xlink:type="simple" chart:class="chart:scatter" chart:style-name="ch1">
        <chart:legend chart:legend-position="end" svg:x="27.232cm" svg:y="7.482cm" style:legend-expansion="high" chart:style-name="ch2"/>
        <chart:plot-area chart:style-name="ch3" table:cell-range-address="Лист1.B1:Лист1.C6" svg:x="1.092cm" svg:y="1.419cm" svg:width="24.856cm" svg:height="13.901cm">
          <chartooo:coordinate-region svg:x="1.9cm" svg:y="1.618cm" svg:width="23.808cm" svg:height="13.0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1:Лист1.C6" chart:class="chart:scatter">
            <chart:domain table:cell-range-address="Лист1.B1:Лист1.B6"/>
            <chart:regression-curve chart:style-name="ch7">
              <chart:equation chart:display-equation="fals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B1:Лист1.B6</svg:desc>
                </draw:g>
              </table:table-cell>
              <table:table-cell office:value-type="float" office:value="217">
                <text:p>217</text:p>
                <draw:g>
                  <svg:desc>Лист1.C1:Лист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